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Exercice 1. </text:p>
      <text:p text:style-name="Standard">Sur un lot de n=64 pièces fabriquées successivement, on a obtenu une moyenne m=55,95 mm, avec un écart-type s=0,18 mm.</text:p>
      <text:p text:style-name="Standard">a. Calculer l'écart-type de la population.</text:p>
      <text:p text:style-name="Standard">b. Calculer l'écart-type de la distribution d'échantillonnage des moyennes</text:p>
      <text:p text:style-name="Standard">c. Donner un intervalle de confiance du réglage actuel de la machine avec un niveau de confiance de 95% (risque alpha=5%)</text:p>
      <text:p text:style-name="P2">Exercice 2</text:p>
      <text:p text:style-name="Standard">Après avoir mesuré la durée de vie de n=225 pièces, on relevé que la proportion de p de pièces défaillantes avant 1000 heures est de 0,04. Comme n est relativement grand, on peut ici négliger le facteur Racine[n/(n-1)] (proche de 1), et considérer que la proportion PI de pièces défaillantes de la population (production de grande série) est égale à p.</text:p>
      <text:p text:style-name="Standard">a. Calculer l'écart-type de la population.</text:p>
      <text:p text:style-name="Standard">b. Calculer l'écart-type de la distribution d'échantillonnage.</text:p>
      <text:p text:style-name="Standard">c. Calculer la proportion maximum de défaillances que l'on peut atteindre avec un niveau de confiance de 5%.</text:p>
      <text:p text:style-name="Standard">d. En se placant du côté du fournisseur, est-il envisageable de fixer une garantie à 1000 heures ? Si oui, calculer un pourcentage de retour avec un risque de 1%.</text:p>
      <text:p text:style-name="Standard">e. En se placant du côté du client, sachant que le prix de la pièce est faible, est-il envisageable de fixer une période d'échange systématique à t=1000 heures ?</text:p>
      <text:p text:style-name="Standard"/>
      <text:p text:style-name="P2">Exercice 3</text:p>
      <text:p text:style-name="Standard">On estime qu'une machine doit produire des pièces de moyenne 100 mm avec un écart-type de 1 mm.</text:p>
      <text:p text:style-name="Standard">a. Si l'intervalle de tolérance est fixé à +/-4 mm, calculer le taux de déchet « nominal » de la machine.</text:p>
      <text:p text:style-name="Standard">b. En admettant que le réglage de la machine peut fluctuer librement entre 98 mm et 102 mm, calculer alors le taux de déchet « acceptable »dans le cas le plus défavorable. </text:p>
      <text:p text:style-name="Standard">c. Calculer la capabilité machine.</text:p>
      <text:p text:style-name="P1"/>
      <text:p text:style-name="P1">Exercice 3a. Etude Production </text:p>
      <text:p text:style-name="Standard">Pour vérifier le réglage de la machine, on effectue un test périodique de 9 pièces.</text:p>
      <text:p text:style-name="Standard">On pose comme hypothèse H0 un réglage à 100 mm, et H1 un réglage à 102 mm.</text:p>
      <text:p text:style-name="Standard">c. Donner l’intervalle dans lequel la moyenne de l’échantillon doit-il rester pour affirmer que la production n’est pas déréglée (hypothèse H0 vérifiée). Vous calculerez cet intervalle pour un risque de 1% et 5%. Comment appelle t-on ces limites dans le respect de la méthode SPC</text:p>
      <text:p text:style-name="Standard">d. Un échantillon donne une moyenne de 101 mm (la valeur de 101 est donnée pour simplifier l’application numérique….en réalité, la moyenne obtenue est de 100, 94 mm), quelle décision prenez vous ? Calculez la probabilité d’obtenir une moyenne d’échantillon supérieur à 101 mm si la machine est réglée sur H0, ainsi que la probabilité d’obtenir une moyenne d’échantillon inférieure à 101 mm si la machine est réglée sur H1. </text:p>
      <text:p text:style-name="Standard">e. Refaites l’étude pour n=4. Que pouvez en conclure ? Si on n’a pas les moyens de prélever 9 pièces, a-t-on d’autres possibilités d’optimiser le contrôle échantillonné.</text:p>
      <text:p text:style-name="P1"/>
      <text:p text:style-name="P1">Exercice 3b. Etude de réception (les données sont les mêmes que l'exercice 3, mais les questions sont indépendantes).</text:p>
      <text:p text:style-name="Standard"/>
      <text:p text:style-name="Standard">Vous êtes maintenant le client de la pièce fabriqué ci-dessus, et vous souhaitez vérifier par un test <text:soft-page-break/>de réception que l'on ne dépasse pas le taux de déchet acceptable annonçé par le fabriquant. Ce taux de déchet pour cette partie sera fixé à 6% (pour maintenir l'indépendance des deux parties).</text:p>
      <text:p text:style-name="Standard"/>
      <text:p text:style-name="Standard">f. Vous décidez de prélever 100 pièces. Combien de pièces défectueuses pouvez vous tolérer ( ou encore à partir de combien de pièces pouvez vous être sûr de remettre en cause le taux de 6% annonçé par le fournisseur) avec un niveau de confiance de 1%.</text:p>
      <text:p text:style-name="Standard"/>
      <text:p text:style-name="Standard">g. Quand vous acceptez la livraison, quel est le risque d'accepter une production de dans laquelle le taux de déchet serait en réalité de 10%</text:p>
      <text:p text:style-name="Standard"/>
      <text:p text:style-name="P2">Exercice 4.</text:p>
      <text:p text:style-name="Standard"/>
      <text:p text:style-name="Standard">La durée vie nominale d'un roulement à 90 % est de 5000 heures (la fiabilité est à t=5000 h est de 0,9, ou encore : la proportion PI de pièces défaillantes à t=5000 heures est de 10%)</text:p>
      <text:p text:style-name="Standard"/>
      <text:p text:style-name="Standard">On veut arriver à une conclusion en testant le moins possible de roulements (test destructif).</text:p>
      <text:p text:style-name="Standard"/>
      <text:p text:style-name="Standard">On teste un roulement, il est bon. On continue le test</text:p>
      <text:p text:style-name="Standard">On teste un deuxième roulement, il est bon, on continue.</text:p>
      <text:p text:style-name="Standard">On continue ainsi jusqu'au 8 ième roulement qui est défaillant après 4000 heures de fonctionnement. Peut-on mettre en doute l'affirmation du fournisseur sur la fiabilité annonçée. </text:p>
      <text:p text:style-name="Standard"/>
      <text:p text:style-name="Standard">Si on veut s'assurer que la durée de vie nominale à 5000 heures soit au moins de 90 %, pouvez vous déterminer le nombre de roulement minimum à tester sans défaillance avec un seuil de confiance de 5% 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font-name-asian="Arial Unicode M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Caractère_20_de_20_note_20_de_20_bas_20_de_20_page" style:display-name="Caractère de note de bas de page" style:family="text"/>
    <style:style style:name="Caractère_20_de_20_note_20_de_20_fin" style:display-name="Caractère de note de fi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56cm" fo:margin-bottom="1.258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.357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Outils statistiques pour la sûreté de fonctionnement et la qualité. Durée 1h 50 mn</text:p>
        <text:p text:style-name="MP1">Documents autorisés : Feuille A4 recto-verso, Table de gauss.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xercice 1</dc:title>
    <meta:initial-creator>Franck OURION</meta:initial-creator>
    <meta:creation-date>2009-02-05T12:47:00</meta:creation-date>
    <dc:creator>Franck OURION</dc:creator>
    <dc:date>2009-02-05T12:47:00</dc:date>
    <meta:print-date>2113-01-01T00:00:00</meta:print-date>
    <meta:editing-cycles>2</meta:editing-cycles>
    <meta:editing-duration>PT00H01M00S</meta:editing-duration>
    <meta:document-statistic meta:table-count="0" meta:image-count="0" meta:object-count="0" meta:page-count="2" meta:paragraph-count="36" meta:word-count="769" meta:character-count="4464"/>
    <meta:generator>OpenOffice.org/3.2$Win32 OpenOffice.org_project/320m18$Build-9502</meta:generator>
  </office:meta>
</office:document-meta>
</file>